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1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Vin</text:p>
          </table:table-cell>
          <table:table-cell office:value-type="string">
            <text:p>Vout</text:p>
          </table:table-cell>
          <table:table-cell office:value-type="string">
            <text:p>D</text:p>
          </table:table-cell>
          <table:table-cell office:value-type="string">
            <text:p>Freq</text:p>
          </table:table-cell>
          <table:table-cell office:value-type="string">
            <text:p>Iout max</text:p>
          </table:table-cell>
          <table:table-cell office:value-type="string">
            <text:p>l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[.B2]/[.A2]" office:value-type="float" office:value="0.0769230769230769">
            <text:p>0.0769230769</text:p>
          </table:table-cell>
          <table:table-cell office:value-type="float" office:value="125000">
            <text:p>125000</text:p>
          </table:table-cell>
          <table:table-cell office:value-type="float" office:value="0.7">
            <text:p>0.7</text:p>
          </table:table-cell>
          <table:table-cell table:formula="of:=(([.A2]-[.B2])*[.C2])/(0.3*[.E2]*[.D2])" office:value-type="float" office:value="0.000175824175824176">
            <text:p>0.0001758242</text:p>
          </table:table-cell>
          <table:table-cell/>
        </table:table-row>
        <table:table-row table:style-name="ro2">
          <table:table-cell table:number-columns-repeated="5"/>
          <table:table-cell table:formula="of:=[.F2]*1000000" office:value-type="float" office:value="175.824175824176">
            <text:p>175.8241758242</text:p>
          </table:table-cell>
          <table:table-cell office:value-type="string">
            <text:p>u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1/01/2018</text:date>, <text:time>16:5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ates</meta:initial-creator>
    <meta:creation-date>2018-01-01T16:06:50</meta:creation-date>
    <dc:date>2018-01-01T16:58:27</dc:date>
    <dc:creator>Daniel Bates</dc:creator>
    <meta:editing-duration>PT20M53S</meta:editing-duration>
    <meta:editing-cycles>1</meta:editing-cycles>
    <meta:document-statistic meta:table-count="3" meta:cell-count="14" meta:object-count="0"/>
    <meta:generator>OpenOffice/4.1.3$Unix OpenOffice.org_project/413m1$Build-9783</meta:generator>
  </office:meta>
</office:document-meta>
</file>